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f93c5"/>
    </style:style>
    <style:style style:name="P2" style:family="paragraph" style:parent-style-name="Text_20_body">
      <style:paragraph-properties fo:line-height="100%" fo:text-align="justify" style:justify-single-word="false"/>
      <style:text-properties officeooo:rsid="001410a0" officeooo:paragraph-rsid="001360dd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1410a0" officeooo:paragraph-rsid="0014e6f4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128940" officeooo:paragraph-rsid="001360dd"/>
    </style:style>
    <style:style style:name="P5" style:family="paragraph" style:parent-style-name="Text_20_body">
      <style:paragraph-properties fo:line-height="100%" fo:text-align="justify" style:justify-single-word="false"/>
      <style:text-properties officeooo:rsid="00130f1f" officeooo:paragraph-rsid="001360dd"/>
    </style:style>
    <style:style style:name="P6" style:family="paragraph" style:parent-style-name="Text_20_body">
      <style:paragraph-properties fo:line-height="100%" fo:text-align="justify" style:justify-single-word="false"/>
      <style:text-properties fo:font-weight="bold" officeooo:rsid="0014db71" officeooo:paragraph-rsid="001360dd" style:font-weight-asian="bold" style:font-weight-complex="bold"/>
    </style:style>
    <style:style style:name="P7" style:family="paragraph" style:parent-style-name="Text_20_body">
      <style:paragraph-properties fo:line-height="100%" fo:text-align="justify" style:justify-single-word="false"/>
      <style:text-properties fo:font-weight="bold" officeooo:rsid="00169577" officeooo:paragraph-rsid="00169577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officeooo:rsid="0016aa49" officeooo:paragraph-rsid="001360dd"/>
    </style:style>
    <style:style style:name="P9" style:family="paragraph" style:parent-style-name="Text_20_body">
      <style:paragraph-properties fo:line-height="100%" fo:text-align="justify" style:justify-single-word="false"/>
      <style:text-properties officeooo:rsid="0016aa49" officeooo:paragraph-rsid="0014e6f4"/>
    </style:style>
    <style:style style:name="P10" style:family="paragraph" style:parent-style-name="Text_20_body">
      <style:paragraph-properties fo:line-height="100%" fo:text-align="justify" style:justify-single-word="false"/>
      <style:text-properties officeooo:rsid="0015407e" officeooo:paragraph-rsid="0015407e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normal" officeooo:rsid="00169577" officeooo:paragraph-rsid="00169577" style:font-weight-asian="normal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officeooo:rsid="00180261" officeooo:paragraph-rsid="00180261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180261" officeooo:paragraph-rsid="001f80b5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19c289" officeooo:paragraph-rsid="001b1f88"/>
    </style:style>
    <style:style style:name="P15" style:family="paragraph" style:parent-style-name="Text_20_body">
      <style:paragraph-properties fo:line-height="100%" fo:text-align="justify" style:justify-single-word="false"/>
      <style:text-properties officeooo:rsid="0019c289" officeooo:paragraph-rsid="0019c289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1f80b5" officeooo:paragraph-rsid="00214421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25655c" officeooo:paragraph-rsid="0025655c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fo:font-weight="normal" officeooo:rsid="0025655c" officeooo:paragraph-rsid="0025655c" style:font-weight-asian="normal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fo:font-weight="normal" officeooo:rsid="00180261" officeooo:paragraph-rsid="0025655c" style:font-weight-asian="normal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fo:font-size="14pt" fo:font-weight="normal" officeooo:rsid="00180261" officeooo:paragraph-rsid="0025655c" style:font-weight-asian="normal" style:font-weight-complex="normal"/>
    </style:style>
    <style:style style:name="P21" style:family="paragraph" style:parent-style-name="Text_20_body">
      <style:paragraph-properties fo:line-height="100%" fo:text-align="justify" style:justify-single-word="false"/>
      <style:text-properties fo:font-size="14pt" fo:font-weight="normal" officeooo:rsid="0025655c" officeooo:paragraph-rsid="0025655c" style:font-weight-asian="normal" style:font-weight-complex="normal"/>
    </style:style>
    <style:style style:name="P22" style:family="paragraph" style:parent-style-name="Heading_20_1">
      <style:paragraph-properties fo:text-align="center" style:justify-single-word="false"/>
      <style:text-properties officeooo:rsid="000f93c5" officeooo:paragraph-rsid="000f93c5"/>
    </style:style>
    <style:style style:name="T1" style:family="text">
      <style:text-properties officeooo:rsid="001187d3"/>
    </style:style>
    <style:style style:name="T2" style:family="text">
      <style:text-properties officeooo:rsid="001410a0"/>
    </style:style>
    <style:style style:name="T3" style:family="text">
      <style:text-properties officeooo:rsid="0016aa49"/>
    </style:style>
    <style:style style:name="T4" style:family="text">
      <style:text-properties officeooo:rsid="00128940"/>
    </style:style>
    <style:style style:name="T5" style:family="text">
      <style:text-properties officeooo:rsid="0014e6f4"/>
    </style:style>
    <style:style style:name="T6" style:family="text">
      <style:text-properties officeooo:rsid="0015407e"/>
    </style:style>
    <style:style style:name="T7" style:family="text">
      <style:text-properties officeooo:rsid="0019c289"/>
    </style:style>
    <style:style style:name="T8" style:family="text">
      <style:text-properties officeooo:rsid="001b1f88"/>
    </style:style>
    <style:style style:name="T9" style:family="text">
      <style:text-properties officeooo:rsid="001cc158"/>
    </style:style>
    <style:style style:name="T10" style:family="text">
      <style:text-properties officeooo:rsid="001e73a6"/>
    </style:style>
    <style:style style:name="T11" style:family="text">
      <style:text-properties officeooo:rsid="001f80b5"/>
    </style:style>
    <style:style style:name="T12" style:family="text">
      <style:text-properties officeooo:rsid="00240f27"/>
    </style:style>
    <style:style style:name="T13" style:family="text">
      <style:text-properties officeooo:rsid="0024b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Assembler <text:span text:style-name="T1">Pseudo-code</text:span></text:h>
      <text:p text:style-name="P1"/>
      <text:p text:style-name="P6">Main:</text:p>
      <text:p text:style-name="P4">Declara tabela de erros </text:p>
      <text:p text:style-name="P5">if argc !<text:span text:style-name="T2">= 4 || argv[1] != (-p ou -m ou -o)</text:span></text:p>
      <text:p text:style-name="P5"><text:tab/><text:span text:style-name="T2">print usage</text:span></text:p>
      <text:p text:style-name="P5"><text:tab/><text:span text:style-name="T2">return 0</text:span></text:p>
      <text:p text:style-name="P2">If !(fp = open file)</text:p>
      <text:p text:style-name="P2"><text:tab/>print error message</text:p>
      <text:p text:style-name="P2"><text:tab/>return 0</text:p>
      <text:p text:style-name="P9">abre arquivo de saída <text:span text:style-name="T6">e testa erros...</text:span></text:p>
      <text:p text:style-name="P3"><text:span text:style-name="T3">if (!(</text:span>Pass_pre_proc(fp, error_tab)<text:span text:style-name="T3">)) //como processar erros?</text:span></text:p>
      <text:p text:style-name="P2"><text:tab/><text:span text:style-name="T3">retorna erro</text:span></text:p>
      <text:p text:style-name="P8">else<text:tab/></text:p>
      <text:p text:style-name="P8"><text:tab/><text:span text:style-name="T6">fecha arquivo de saída anterior</text:span></text:p>
      <text:p text:style-name="P8"><text:tab/><text:span text:style-name="T6">fecha arquivo fonte</text:span></text:p>
      <text:p text:style-name="P8"><text:tab/><text:span text:style-name="T5">if(argv[1] = -o ou -m)</text:span></text:p>
      <text:p text:style-name="P10"><text:tab/><text:tab/>abre arquivo anterior para leitura</text:p>
      <text:p text:style-name="P8"><text:tab/><text:tab/><text:span text:style-name="T6">abre novo arquivo de saída</text:span></text:p>
      <text:p text:style-name="P2"><text:tab/><text:tab/><text:span text:style-name="T3">if(!(</text:span>Pass_zero(<text:span text:style-name="T6">arquivo para leitura</text:span>, error_tab, <text:span text:style-name="T6">arquivo para escrita</text:span>)<text:span text:style-name="T3">))</text:span></text:p>
      <text:p text:style-name="P2"><text:tab/><text:tab/><text:tab/><text:span text:style-name="T3">retorna erro</text:span></text:p>
      <text:p text:style-name="P2"><text:tab/><text:tab/><text:span text:style-name="T6">fecha arquivos</text:span></text:p>
      <text:p text:style-name="P2"><text:tab/><text:tab/><text:span text:style-name="T6">remove arquivo da passagem de pré-processamento?</text:span></text:p>
      <text:p text:style-name="P2"><text:tab/>if (argv[1] =<text:span text:style-name="T3">=</text:span> '-o')</text:p>
      <text:p text:style-name="P2"><text:tab/><text:tab/><text:span text:style-name="T4">Declara tabelas de saída outtable_inst e outtable_data</text:span></text:p>
      <text:p text:style-name="P2"><text:tab/><text:tab/><text:span text:style-name="T3">if(!(</text:span>one_pass(<text:span text:style-name="T6">arquivo_passagem0</text:span>, outtable_inst, outtable_data, error_tab, )<text:span text:style-name="T3">))</text:span></text:p>
      <text:p text:style-name="P2"><text:tab/><text:tab/><text:tab/><text:span text:style-name="T3">retorna erro</text:span></text:p>
      <text:p text:style-name="P2"><text:tab/><text:tab/><text:span text:style-name="T6">remove arquivo_passagem0</text:span></text:p>
      <text:p text:style-name="P2"><text:tab/><text:tab/><text:span text:style-name="T3">Processa erros</text:span></text:p>
      <text:p text:style-name="P2"><text:tab/><text:tab/><text:span text:style-name="T6">escreve arquivo objeto</text:span></text:p>
      <text:p text:style-name="P2"><text:tab/><text:tab/><text:span text:style-name="T3">retorna</text:span></text:p>
      <text:p text:style-name="P7"><text:soft-page-break/>Passagem de pré-processamento:</text:p>
      <text:p text:style-name="P11"/>
      <text:p text:style-name="P12">Define equ_tab</text:p>
      <text:p text:style-name="P12">while(getline(fp1, line_buf)) { (já descarta linhas de comentário)</text:p>
      <text:p text:style-name="P14"><text:tab/>if linha contém EQU</text:p>
      <text:p text:style-name="P13"><text:tab/><text:tab/><text:span text:style-name="T7">Pega tokens da linha, no máximo 7</text:span></text:p>
      <text:p text:style-name="P12"><text:tab/><text:tab/><text:span text:style-name="T7">if token1 = label e token2 = EQU, e token3 é numérico</text:span></text:p>
      <text:p text:style-name="P12"><text:tab/><text:tab/><text:tab/><text:span text:style-name="T7">coloca token3 na EQU_Table</text:span></text:p>
      <text:p text:style-name="P12"><text:tab/><text:tab/><text:span text:style-name="T7">endif</text:span></text:p>
      <text:p text:style-name="P12"><text:tab/><text:span text:style-name="T7">endif</text:span></text:p>
      <text:p text:style-name="P12"><text:tab/><text:span text:style-name="T8">else<text:tab/></text:span></text:p>
      <text:p text:style-name="P12"><text:tab/><text:tab/><text:span text:style-name="T10">if linha contém IF</text:span></text:p>
      <text:p text:style-name="P12"><text:tab/><text:tab/><text:tab/><text:span text:style-name="T12">if token1 = IF e token2 <text:s/>= 1</text:span></text:p>
      <text:p text:style-name="P12"><text:tab/><text:tab/><text:tab/><text:tab/><text:span text:style-name="T12">getline(lineOut)</text:span></text:p>
      <text:p text:style-name="P12"><text:tab/><text:tab/><text:tab/><text:span text:style-name="T12">endif</text:span></text:p>
      <text:p text:style-name="P12"><text:tab/><text:tab/><text:tab/><text:span text:style-name="T12">else if token1 = IF e token2 !=1</text:span></text:p>
      <text:p text:style-name="P12"><text:tab/><text:tab/><text:tab/><text:tab/><text:span text:style-name="T12">getline (pula a linha)</text:span></text:p>
      <text:p text:style-name="P12"><text:tab/><text:tab/><text:span text:style-name="T13">endif</text:span></text:p>
      <text:p text:style-name="P12"><text:tab/><text:tab/><text:span text:style-name="T10">else</text:span></text:p>
      <text:p text:style-name="P12"><text:tab/><text:tab/><text:tab/><text:span text:style-name="T11">while(getToken(lineBufferIn)</text:span></text:p>
      <text:p text:style-name="P12"><text:tab/><text:tab/><text:tab/><text:tab/><text:span text:style-name="T11">if token está na tabela</text:span></text:p>
      <text:p text:style-name="P12"><text:tab/><text:tab/><text:tab/><text:tab/><text:tab/><text:span text:style-name="T11">token = valor da tabela</text:span></text:p>
      <text:p text:style-name="P12"><text:tab/><text:tab/><text:tab/><text:tab/><text:span text:style-name="T11">endif</text:span></text:p>
      <text:p text:style-name="P16"><text:tab/><text:tab/><text:tab/><text:tab/>escreve token em lineBufferOut</text:p>
      <text:p text:style-name="P12"><text:tab/><text:tab/><text:tab/><text:span text:style-name="T8">escreve linha no arquivo de saída</text:span></text:p>
      <text:p text:style-name="P12"><text:tab/><text:tab/><text:span text:style-name="T10">endelse</text:span></text:p>
      <text:p text:style-name="P12"><text:tab/><text:span text:style-name="T9">endelse</text:span></text:p>
      <text:p text:style-name="P15">endwhile</text:p>
      <text:p text:style-name="P15"/>
      <text:p text:style-name="P15"/>
      <text:p text:style-name="P15"/>
      <text:p text:style-name="P15"/>
      <text:p text:style-name="P15"><text:soft-page-break/></text:p>
      <text:p text:style-name="P17">Passagem 1:</text:p>
      <text:p text:style-name="P18">Define OpTable</text:p>
      <text:p text:style-name="P18">Define DirTable</text:p>
      <text:p text:style-name="P18">Define SymTable (pointer)</text:p>
      <text:p text:style-name="P19">while(getline(fp1, line_buf)) {</text:p>
      <text:p text:style-name="P19"><text:tab/></text:p>
      <text:p text:style-name="P21">}</text:p>
      <text:p text:style-name="P19"/>
      <text:p text:style-name="P20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3:31.874693859</meta:creation-date>
    <dc:date>2017-10-12T20:32:51.536989116</dc:date>
    <meta:editing-duration>PT15H3M15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3" meta:paragraph-count="64" meta:word-count="224" meta:character-count="1527" meta:non-whitespace-character-count="1263"/>
  </office:meta>
</office:document-meta>
</file>